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5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6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7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8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9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0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1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2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3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4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5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6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7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8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9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0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0.5pt" style:font-size-asian="10.5pt" style:font-size-complex="10.5pt"/>
    </style:style>
  </office:automatic-styles>
  <office:body>
    <office:text text:use-soft-page-breaks="true">
      <text:p text:style-name="P1">Appendix<text:s/>A<text:s/>– Consultations with Client</text:p>
      <text:p text:style-name="P2">Sdfdfsdf</text:p>
      <text:p text:style-name="P3">Sdf</text:p>
      <text:p text:style-name="P4">Sdfdsfg</text:p>
      <text:p text:style-name="P5">Sd</text:p>
      <text:p text:style-name="P6">Fasd</text:p>
      <text:p text:style-name="P7">Fasfgdgsdgfdsgdfsg</text:p>
      <text:p text:style-name="P8">Dfa</text:p>
      <text:p text:style-name="P9">Sdfdfsg</text:p>
      <text:p text:style-name="P10">Sadf</text:p>
      <text:p text:style-name="P11">Safdfsg</text:p>
      <text:p text:style-name="P12">Sdsdfgdsfgdsf</text:p>
      <text:p text:style-name="P13">Fsagdsfsdfg</text:p>
      <text:p text:style-name="P14">dfgdsfsdfg</text:p>
      <text:p text:style-name="P15">Dfsdfsdfg</text:p>
      <text:p text:style-name="P16"/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722in" fo:margin-left="0.5in" fo:margin-bottom="1in" fo:margin-right="1.15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Parker, Jason</dc:creator>
    <meta:creation-date>2010-10-21T06:42:00Z</meta:creation-date>
    <dc:date>2021-04-30T17:17:00Z</dc:date>
    <meta:template xlink:href="Normal" xlink:type="simple"/>
    <meta:editing-cycles>6</meta:editing-cycles>
    <meta:editing-duration>PT2067240S</meta:editing-duration>
    <meta:document-statistic meta:page-count="1" meta:paragraph-count="1" meta:word-count="24" meta:character-count="163" meta:row-count="1" meta:non-whitespace-character-count="140"/>
  </office:meta>
</office:document-meta>
</file>